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8E000001F8442F5B0A502E355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77cm" svg:height="10cm" svg:x="4.494cm" svg:y="10.137cm">
          <draw:image xlink:href="Pictures/100000000000028E000001F8442F5B0A502E35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55:26.272342851</meta:creation-date>
    <dc:date>2018-04-26T15:55:53.211070769</dc:date>
    <meta:editing-duration>PT2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